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1fe657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Droid Sans Mono" style:font-name-asian="Droid Sans Mono" style:font-name-complex="Droid Sans Mono"/>
    </style:style>
    <style:style style:name="P8" style:family="paragraph" style:parent-style-name="Standard">
      <style:paragraph-properties fo:line-height="115%" fo:break-before="page" style:writing-mode="lr-tb"/>
    </style:style>
    <style:style style:name="P9" style:family="paragraph" style:parent-style-name="Standard">
      <style:paragraph-properties fo:line-height="115%" fo:break-before="page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style:font-name="Droid Sans Mono" style:font-name-asian="Droid Sans Mono" style:font-name-complex="Droid Sans Mono"/>
    </style:style>
    <style:style style:name="P1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1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17" style:family="paragraph" style:parent-style-name="Standard">
      <style:paragraph-properties fo:line-height="115%" style:writing-mode="lr-tb"/>
      <style:text-properties officeooo:paragraph-rsid="001fe657"/>
    </style:style>
    <style:style style:name="P18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break-before="auto" fo:break-after="auto" style:writing-mode="lr-tb"/>
    </style:style>
    <style:style style:name="P21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2" style:family="paragraph" style:parent-style-name="Heading_20_1">
      <style:paragraph-properties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6081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b1616" style:font-size-asian="14pt" style:font-weight-asian="bold" style:font-size-complex="14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">Projet WebGL </text:span><text:span text:style-name="T4">(un des projets de VCity)</text:span></text:p>
      <text:p text:style-name="P1"/>
      <text:p text:style-name="P1"/>
      <text:p text:style-name="P5">Aperçu de l’algorithme :</text:p>
      <text:p text:style-name="P1"/>
      <text:p text:style-name="P1">(1)<text:tab/>init / set params / tiles / offset / camera</text:p>
      <text:p text:style-name="P1">(2)<text:tab/>animate</text:p>
      <text:p text:style-name="P1">(3)<text:tab/><text:tab/>update MainTile</text:p>
      <text:p text:style-name="P1">(4)<text:tab/><text:tab/><text:tab/>check if out of current tile</text:p>
      <text:p text:style-name="P1">(5)<text:tab/><text:tab/><text:tab/><text:tab/>if true</text:p>
      <text:p text:style-name="P1">(6)<text:tab/><text:tab/><text:tab/><text:tab/><text:tab/>delete invalid tiles</text:p>
      <text:p text:style-name="P1">(7)<text:tab/><text:tab/><text:tab/><text:tab/><text:tab/>call priority manager</text:p>
      <text:p text:style-name="P1">(8)<text:tab/><text:tab/><text:tab/><text:tab/><text:tab/><text:tab/>add loading tasks for visible tiles to scheduler</text:p>
      <text:p text:style-name="P1">(9)<text:tab/><text:tab/>render</text:p>
      <text:p text:style-name="P1">(10)<text:tab/><text:tab/>update control / camera</text:p>
      <text:p text:style-name="P1">(11)<text:tab/><text:tab/>update scheduler</text:p>
      <text:p text:style-name="P1">(12)<text:tab/><text:tab/><text:tab/>exec task</text:p>
      <text:p text:style-name="P1">(13)<text:tab/><text:tab/><text:tab/><text:tab/>load tile / texture</text:p>
      <text:p text:style-name="P1"/>
      <text:p text:style-name="P5">Quelques précisions sur les étapes :</text:p>
      <text:p text:style-name="P1"/>
      <text:p text:style-name="P1">(1) Initialisation :</text:p>
      <text:p text:style-name="P1">Tout d’abord, chargement de la page web qui charge le premier fichier javascript et qui éxécute le point d’entrée javascript, la fonction VCC.ViewPort.</text:p>
      <text:p text:style-name="P1">Cette fonction initialise :</text:p>
      <text:p text:style-name="P1">- threejs</text:p>
      <text:p text:style-name="P1">- les paramètres relatifs aux données :</text:p>
      <text:p text:style-name="P16">- offset de camera, pour avoir des coordonnnées de travail pour le GPU plus proche de 0 et ainsi avoir une meilleure précision</text:p>
      <text:p text:style-name="P16">- offset de numéro de tuile. Dans le cas de Paris, les tuiles à notre disposition commence à 13714, 1285</text:p>
      <text:p text:style-name="P16">- taille de tuiles, ici 500m x 500m</text:p>
      <text:p text:style-name="P1">Ensuite la fonction animate est lancée, qui contient la boucle principale du programme.</text:p>
      <text:p text:style-name="P1"/>
      <text:p text:style-name="P1">(2) Boucle principale</text:p>
      <text:p text:style-name="P1">Cette boucle vérifie s’il faut charger une nouvelle tuile en fonction de la position de la caméra.</text:p>
      <text:p text:style-name="P1">Ensuite la fonction de rendu est lancée, affiche la scène threejs.</text:p>
      <text:p text:style-name="P1">La caméra est mise à jour (mise à jour de la position) et le scheduleur est lancé ce qui permet de dépiler une tache parmis les taches précedemment empilées.</text:p>
      <text:p text:style-name="P1"/>
      <text:p text:style-name="P1">(3) Vérification de la position</text:p>
      <text:p text:style-name="P1">Si la position de la caméra sort de la tuile courante, il faut décharger et charger d’autres tuiles.</text:p>
      <text:p text:style-name="P1">Ici, il serait possible d’ajouter la gestion des lods en fonction de l’altitude de la caméra.</text:p>
      <text:p text:style-name="P1"/>
      <text:p text:style-name="P1">(6) Suppression des tuiles hors champ dans la fonction deleteObjetOutOfScene</text:p>
      <text:p text:style-name="P1"><text:soft-page-break/></text:p>
      <text:p text:style-name="P1">(7) Appel du gestionnaire de tuiles : tilePriorityManager</text:p>
      <text:p text:style-name="P1">Celui ci va créer des taches de chargements pour les tuiles adjacentes.</text:p>
      <text:p text:style-name="P1"/>
      <text:p text:style-name="P1">(8) Création des taches de chargements</text:p>
      <text:p text:style-name="P1">D’abord ajout des taches haute priorité pour la tuile ou se trouve la camera si elle n’est pas chargée : terrain, batiments, textures</text:p>
      <text:p text:style-name="P1">Ensuite, ajout de taches basse priorité pour les tuiles adjacentes.</text:p>
      <text:p text:style-name="P1"/>
      <text:p text:style-name="P1">(9) Appel du rendu de la scène threejs</text:p>
      <text:p text:style-name="P1"/>
      <text:p text:style-name="P1">(10) Gestion des controles par le module FirstPersonControls. Cela met à jour la position de la caméra.</text:p>
      <text:p text:style-name="P1"/>
      <text:p text:style-name="P1">(11) Appel du scheduleur qui va éxécuter les taches empilées précédemment. Le scheduleur exécute une seule tache par frame.</text:p>
      <text:p text:style-name="P1"/>
      <text:p text:style-name="P1">(12) Exécution des taches haute priorité, puis basse priorité</text:p>
      <text:p text:style-name="P1"/>
      <text:p text:style-name="P1">(13) En fonction du type de la tache (geometrie, texture), les ressources sont chargées et directement stocké dans le tileManager au bon endroit (on a la position de la tuile à charger dans la tache)</text:p>
      <text:p text:style-name="P1"/>
      <text:p text:style-name="P5">Comment utiliser le projet :</text:p>
      <text:p text:style-name="P1"/>
      <text:p text:style-name="P1">Install node and npm (included in node)</text:p>
      <text:p text:style-name="P1">Install required packages :</text:p>
      <text:p text:style-name="P1">npm install express</text:p>
      <text:p text:style-name="P1">npm install throttle</text:p>
      <text:p text:style-name="P1"/>
      <text:p text:style-name="P1">To run the server, enter on linux : node index.js</text:p>
      <text:p text:style-name="P1">on windows : node.exe index.js (or drag index.js over node.exe)</text:p>
      <text:p text:style-name="P1"/>
      <text:p text:style-name="P1"/>
      <text:p text:style-name="P5">Resource tree :</text:p>
      <text:p text:style-name="P1">root / ressources / paris / LOD2 / dem / json data, ex : ZoneAExporter_1286_13723_terrain.json</text:p>
      <text:p text:style-name="P1"><text:s text:c="22"/><text:tab/>| <text:s/><text:tab/>|</text:p>
      <text:p text:style-name="P1"><text:s text:c="22"/><text:tab/>- <text:s/><text:tab/>- build / json data, ex : ZoneAExporter_1286_13723.json</text:p>
      <text:p text:style-name="P1"><text:s text:c="22"/><text:tab/>|</text:p>
      <text:p text:style-name="P1"><text:s text:c="22"/><text:tab/>- textures /</text:p>
      <text:p text:style-name="P1"><text:s text:c="33"/><text:tab/>|</text:p>
      <text:p text:style-name="P1"><text:s text:c="33"/><text:tab/>- 128 / dds textures data</text:p>
      <text:p text:style-name="P1"><text:s text:c="33"/><text:tab/>|</text:p>
      <text:p text:style-name="P1"><text:s text:c="33"/><text:tab/>- 256 / dds textures data</text:p>
      <text:p text:style-name="P1"><text:s text:c="33"/><text:tab/>|</text:p>
      <text:p text:style-name="P1"><text:s text:c="33"/><text:tab/>- 512 / dds textures data</text:p>
      <text:p text:style-name="P1"><text:soft-page-break/><text:s text:c="33"/><text:tab/>|</text:p>
      <text:p text:style-name="P1"><text:s text:c="33"/><text:tab/>- 1024 / dds textures data</text:p>
      <text:p text:style-name="P1"/>
      <text:p text:style-name="P4">Installation des lib pour linux:</text:p>
      <text:p text:style-name="P1">Archlinux : qtcreator gdal-ecw openscenegraph proj</text:p>
      <text:p text:style-name="P1"/>
      <text:p text:style-name="P1">Draft ancienne version</text:p>
      <text:p text:style-name="P1"/>
      <text:p text:style-name="P1">Installer mingw-get</text:p>
      <text:p text:style-name="P1">dans c:\mingw</text:p>
      <text:p text:style-name="P1"/>
      <text:p text:style-name="P1">lancer C:\mingw\msys\1.0\msys.bat</text:p>
      <text:p text:style-name="P1"/>
      <text:p text:style-name="P1">installer g++ gcc zlib xml2</text:p>
      <text:p text:style-name="P1">mingw-get install g++</text:p>
      <text:p text:style-name="P1">mingw-get install gcc</text:p>
      <text:p text:style-name="P1">mingw-get install zlib</text:p>
      <text:p text:style-name="P1">mingw-get install xml2</text:p>
      <text:p text:style-name="P1">mingw-get install msys-wget</text:p>
      <text:p text:style-name="P1"/>
      <text:p text:style-name="P1"><text:a xlink:type="simple" xlink:href="http://www.gaia-gis.it/spatialite-2.4.0/mingw_how_to.html" text:style-name="Internet_20_link" text:visited-style-name="Visited_20_Internet_20_Link">http</text:a><text:a xlink:type="simple" xlink:href="http://www.gaia-gis.it/spatialite-2.4.0/mingw_how_to.html" text:style-name="Internet_20_link" text:visited-style-name="Visited_20_Internet_20_Link">://</text:a><text:a xlink:type="simple" xlink:href="http://www.gaia-gis.it/spatialite-2.4.0/mingw_how_to.html" text:style-name="Internet_20_link" text:visited-style-name="Visited_20_Internet_20_Link">www</text:a><text:a xlink:type="simple" xlink:href="http://www.gaia-gis.it/spatialite-2.4.0/mingw_how_to.html" text:style-name="Internet_20_link" text:visited-style-name="Visited_20_Internet_20_Link">.</text:a><text:a xlink:type="simple" xlink:href="http://www.gaia-gis.it/spatialite-2.4.0/mingw_how_to.html" text:style-name="Internet_20_link" text:visited-style-name="Visited_20_Internet_20_Link">gaia</text:a><text:a xlink:type="simple" xlink:href="http://www.gaia-gis.it/spatialite-2.4.0/mingw_how_to.html" text:style-name="Internet_20_link" text:visited-style-name="Visited_20_Internet_20_Link">-</text:a><text:a xlink:type="simple" xlink:href="http://www.gaia-gis.it/spatialite-2.4.0/mingw_how_to.html" text:style-name="Internet_20_link" text:visited-style-name="Visited_20_Internet_20_Link">gis</text:a><text:a xlink:type="simple" xlink:href="http://www.gaia-gis.it/spatialite-2.4.0/mingw_how_to.html" text:style-name="Internet_20_link" text:visited-style-name="Visited_20_Internet_20_Link">.</text:a><text:a xlink:type="simple" xlink:href="http://www.gaia-gis.it/spatialite-2.4.0/mingw_how_to.html" text:style-name="Internet_20_link" text:visited-style-name="Visited_20_Internet_20_Link">it</text:a><text:a xlink:type="simple" xlink:href="http://www.gaia-gis.it/spatialite-2.4.0/mingw_how_to.html" text:style-name="Internet_20_link" text:visited-style-name="Visited_20_Internet_20_Link">/</text:a><text:a xlink:type="simple" xlink:href="http://www.gaia-gis.it/spatialite-2.4.0/mingw_how_to.html" text:style-name="Internet_20_link" text:visited-style-name="Visited_20_Internet_20_Link">spatialite</text:a><text:a xlink:type="simple" xlink:href="http://www.gaia-gis.it/spatialite-2.4.0/mingw_how_to.html" text:style-name="Internet_20_link" text:visited-style-name="Visited_20_Internet_20_Link">-2.4.0/</text:a><text:a xlink:type="simple" xlink:href="http://www.gaia-gis.it/spatialite-2.4.0/mingw_how_to.html" text:style-name="Internet_20_link" text:visited-style-name="Visited_20_Internet_20_Link">mingw</text:a><text:a xlink:type="simple" xlink:href="http://www.gaia-gis.it/spatialite-2.4.0/mingw_how_to.html" text:style-name="Internet_20_link" text:visited-style-name="Visited_20_Internet_20_Link">_</text:a><text:a xlink:type="simple" xlink:href="http://www.gaia-gis.it/spatialite-2.4.0/mingw_how_to.html" text:style-name="Internet_20_link" text:visited-style-name="Visited_20_Internet_20_Link">how</text:a><text:a xlink:type="simple" xlink:href="http://www.gaia-gis.it/spatialite-2.4.0/mingw_how_to.html" text:style-name="Internet_20_link" text:visited-style-name="Visited_20_Internet_20_Link">_</text:a><text:a xlink:type="simple" xlink:href="http://www.gaia-gis.it/spatialite-2.4.0/mingw_how_to.html" text:style-name="Internet_20_link" text:visited-style-name="Visited_20_Internet_20_Link">to</text:a><text:a xlink:type="simple" xlink:href="http://www.gaia-gis.it/spatialite-2.4.0/mingw_how_to.html" text:style-name="Internet_20_link" text:visited-style-name="Visited_20_Internet_20_Link">.</text:a><text:a xlink:type="simple" xlink:href="http://www.gaia-gis.it/spatialite-2.4.0/mingw_how_to.html" text:style-name="Internet_20_link" text:visited-style-name="Visited_20_Internet_20_Link">html</text:a></text:p>
      <text:p text:style-name="P6"/>
      <text:p text:style-name="P1">installer libjeg</text:p>
      <text:p text:style-name="P1">bien prendre le tar.gz, échec avec le zip</text:p>
      <text:p text:style-name="P1"><text:a xlink:type="simple" xlink:href="http://www.ijg.org/files/jpegsrc.v9.tar.gz" text:style-name="Internet_20_link" text:visited-style-name="Visited_20_Internet_20_Link">http</text:a><text:a xlink:type="simple" xlink:href="http://www.ijg.org/files/jpegsrc.v9.tar.gz" text:style-name="Internet_20_link" text:visited-style-name="Visited_20_Internet_20_Link">://</text:a><text:a xlink:type="simple" xlink:href="http://www.ijg.org/files/jpegsrc.v9.tar.gz" text:style-name="Internet_20_link" text:visited-style-name="Visited_20_Internet_20_Link">www</text:a><text:a xlink:type="simple" xlink:href="http://www.ijg.org/files/jpegsrc.v9.tar.gz" text:style-name="Internet_20_link" text:visited-style-name="Visited_20_Internet_20_Link">.</text:a><text:a xlink:type="simple" xlink:href="http://www.ijg.org/files/jpegsrc.v9.tar.gz" text:style-name="Internet_20_link" text:visited-style-name="Visited_20_Internet_20_Link">ijg</text:a><text:a xlink:type="simple" xlink:href="http://www.ijg.org/files/jpegsrc.v9.tar.gz" text:style-name="Internet_20_link" text:visited-style-name="Visited_20_Internet_20_Link">.</text:a><text:a xlink:type="simple" xlink:href="http://www.ijg.org/files/jpegsrc.v9.tar.gz" text:style-name="Internet_20_link" text:visited-style-name="Visited_20_Internet_20_Link">org</text:a><text:a xlink:type="simple" xlink:href="http://www.ijg.org/files/jpegsrc.v9.tar.gz" text:style-name="Internet_20_link" text:visited-style-name="Visited_20_Internet_20_Link">/</text:a><text:a xlink:type="simple" xlink:href="http://www.ijg.org/files/jpegsrc.v9.tar.gz" text:style-name="Internet_20_link" text:visited-style-name="Visited_20_Internet_20_Link">files</text:a><text:a xlink:type="simple" xlink:href="http://www.ijg.org/files/jpegsrc.v9.tar.gz" text:style-name="Internet_20_link" text:visited-style-name="Visited_20_Internet_20_Link">/</text:a><text:a xlink:type="simple" xlink:href="http://www.ijg.org/files/jpegsrc.v9.tar.gz" text:style-name="Internet_20_link" text:visited-style-name="Visited_20_Internet_20_Link">jpegsrc</text:a><text:a xlink:type="simple" xlink:href="http://www.ijg.org/files/jpegsrc.v9.tar.gz" text:style-name="Internet_20_link" text:visited-style-name="Visited_20_Internet_20_Link">.</text:a><text:a xlink:type="simple" xlink:href="http://www.ijg.org/files/jpegsrc.v9.tar.gz" text:style-name="Internet_20_link" text:visited-style-name="Visited_20_Internet_20_Link">v</text:a><text:a xlink:type="simple" xlink:href="http://www.ijg.org/files/jpegsrc.v9.tar.gz" text:style-name="Internet_20_link" text:visited-style-name="Visited_20_Internet_20_Link">9.</text:a><text:a xlink:type="simple" xlink:href="http://www.ijg.org/files/jpegsrc.v9.tar.gz" text:style-name="Internet_20_link" text:visited-style-name="Visited_20_Internet_20_Link">tar</text:a><text:a xlink:type="simple" xlink:href="http://www.ijg.org/files/jpegsrc.v9.tar.gz" text:style-name="Internet_20_link" text:visited-style-name="Visited_20_Internet_20_Link">.</text:a><text:a xlink:type="simple" xlink:href="http://www.ijg.org/files/jpegsrc.v9.tar.gz" text:style-name="Internet_20_link" text:visited-style-name="Visited_20_Internet_20_Link">gz</text:a></text:p>
      <text:p text:style-name="P1">./configure</text:p>
      <text:p text:style-name="P1">make -j</text:p>
      <text:p text:style-name="P1">make install-strip</text:p>
      <text:p text:style-name="P1"/>
      <text:p text:style-name="P1">tiff</text:p>
      <text:p text:style-name="P1">ftp://ftp.remotesensing.org/pub/libtiff/tiff-4.0.3.zip</text:p>
      <text:p text:style-name="P1">ici, ajout de flag pour ajouter le support de jpeg dans la lib tiff</text:p>
      <text:p text:style-name="P1">./configure CFLAGS=-I/usr/local/include LDFLAGS=-L/usr/local/lib</text:p>
      <text:p text:style-name="P1">make -j</text:p>
      <text:p text:style-name="P1">make install-strip</text:p>
      <text:p text:style-name="P1"/>
      <text:p text:style-name="P1">png</text:p>
      <text:p text:style-name="P1">ftp://ftp.simplesystems.org/pub/libpng/png/src/libpng16/lpng163.zip</text:p>
      <text:p text:style-name="P1">cp scripts/makefile.msys .</text:p>
      <text:p text:style-name="P1">make -f makefile.msys -j</text:p>
      <text:p text:style-name="P1">pas de make install, à la main :</text:p>
      <text:p text:style-name="P1">cp *.h /usr/local/inculde</text:p>
      <text:p text:style-name="P1">cp *.a /usr/local/lib</text:p>
      <text:p text:style-name="P1">cp *.dll /usr/local/bin</text:p>
      <text:p text:style-name="P1">cp *.exe /usr/local/bin</text:p>
      <text:p text:style-name="P1"><text:soft-page-break/></text:p>
      <text:p text:style-name="P1">curl</text:p>
      <text:p text:style-name="P1"><text:a xlink:type="simple" xlink:href="http://curl.haxx.se/download/curl-7.32.0.zip" text:style-name="Internet_20_link" text:visited-style-name="Visited_20_Internet_20_Link">http</text:a><text:a xlink:type="simple" xlink:href="http://curl.haxx.se/download/curl-7.32.0.zip" text:style-name="Internet_20_link" text:visited-style-name="Visited_20_Internet_20_Link">://</text:a><text:a xlink:type="simple" xlink:href="http://curl.haxx.se/download/curl-7.32.0.zip" text:style-name="Internet_20_link" text:visited-style-name="Visited_20_Internet_20_Link">curl</text:a><text:a xlink:type="simple" xlink:href="http://curl.haxx.se/download/curl-7.32.0.zip" text:style-name="Internet_20_link" text:visited-style-name="Visited_20_Internet_20_Link">.</text:a><text:a xlink:type="simple" xlink:href="http://curl.haxx.se/download/curl-7.32.0.zip" text:style-name="Internet_20_link" text:visited-style-name="Visited_20_Internet_20_Link">haxx</text:a><text:a xlink:type="simple" xlink:href="http://curl.haxx.se/download/curl-7.32.0.zip" text:style-name="Internet_20_link" text:visited-style-name="Visited_20_Internet_20_Link">.</text:a><text:a xlink:type="simple" xlink:href="http://curl.haxx.se/download/curl-7.32.0.zip" text:style-name="Internet_20_link" text:visited-style-name="Visited_20_Internet_20_Link">se</text:a><text:a xlink:type="simple" xlink:href="http://curl.haxx.se/download/curl-7.32.0.zip" text:style-name="Internet_20_link" text:visited-style-name="Visited_20_Internet_20_Link">/</text:a><text:a xlink:type="simple" xlink:href="http://curl.haxx.se/download/curl-7.32.0.zip" text:style-name="Internet_20_link" text:visited-style-name="Visited_20_Internet_20_Link">download</text:a><text:a xlink:type="simple" xlink:href="http://curl.haxx.se/download/curl-7.32.0.zip" text:style-name="Internet_20_link" text:visited-style-name="Visited_20_Internet_20_Link">/</text:a><text:a xlink:type="simple" xlink:href="http://curl.haxx.se/download/curl-7.32.0.zip" text:style-name="Internet_20_link" text:visited-style-name="Visited_20_Internet_20_Link">curl</text:a><text:a xlink:type="simple" xlink:href="http://curl.haxx.se/download/curl-7.32.0.zip" text:style-name="Internet_20_link" text:visited-style-name="Visited_20_Internet_20_Link">-7.32.0.</text:a><text:a xlink:type="simple" xlink:href="http://curl.haxx.se/download/curl-7.32.0.zip" text:style-name="Internet_20_link" text:visited-style-name="Visited_20_Internet_20_Link">zip</text:a></text:p>
      <text:p text:style-name="P1">./configure</text:p>
      <text:p text:style-name="P1">make -j</text:p>
      <text:p text:style-name="P1">make install-strip</text:p>
      <text:p text:style-name="P1"/>
      <text:p text:style-name="P1">osg</text:p>
      <text:p text:style-name="P1">utiliser cmake.bat fourni</text:p>
      <text:p text:style-name="P1">ajouter /C/mingw/msys/1.0/local/lib/libjpeg.a dans C:\data\src\libs\OpenSceneGraph-3.2.0\build_mingw\src\osgPlugins\tiff\CMakeFiles\osgdb_tiff.dir\build.make</text:p>
      <text:p text:style-name="P1">puis :</text:p>
      <text:p text:style-name="P1">make -j</text:p>
      <text:p text:style-name="P1">make install</text:p>
      <text:p text:style-name="P1"/>
      <text:p text:style-name="P1">proj4</text:p>
      <text:p text:style-name="P1">http://download.osgeo.org/proj/proj-4.8.0.zip</text:p>
      <text:p text:style-name="P1">./configure</text:p>
      <text:p text:style-name="P1">make -j</text:p>
      <text:p text:style-name="P1">touch proj.pc</text:p>
      <text:p text:style-name="P1">make install-strip</text:p>
      <text:p text:style-name="P1"/>
      <text:p text:style-name="P1">ecw</text:p>
      <text:p text:style-name="P1">gdal_translate -of GTiff -co "TILED=YES" tadalle.ecw tadalle.tif</text:p>
      <text:p text:style-name="P1"/>
      <text:p text:style-name="P1">geotiff</text:p>
      <text:p text:style-name="P1">ftp://ftp.remotesensing.org/pub/geotiff/libgeotiff/libgeotiff-1.4.0.zip</text:p>
      <text:p text:style-name="P1">./configure CFLAGS=-I/usr/local/include LDFLAGS=-L/usr/local/lib</text:p>
      <text:p text:style-name="P1">make -j</text:p>
      <text:p text:style-name="P1">make install-strip</text:p>
      <text:p text:style-name="P1"/>
      <text:p text:style-name="P1">gdal</text:p>
      <text:p text:style-name="P1">./configure --with-static-proj4=/usr/local --with-xml2=/usr/bin/xml2-config --with-ecw=/usr/local CFLAGS="-I/usr/local/include -I/usr/include/libxml2" LDFLAGS=-L/usr/local/lib</text:p>
      <text:p text:style-name="P1">make -j</text:p>
      <text:p text:style-name="P1">make install-strip</text:p>
      <text:p text:style-name="P1"/>
      <text:p text:style-name="P1">cgal</text:p>
      <text:p text:style-name="P1"/>
      <text:p text:style-name="P1">qt5</text:p>
      <text:p text:style-name="P1"/>
      <text:p text:style-name="P1">qtcreator</text:p>
      <text:p text:style-name="P1"/>
      <text:p text:style-name="P1"><text:a xlink:type="simple" xlink:href="https://home.mmorel.eu:40443/zerobin/?34d8aae1bf9d5020#f5ZAggvJ5Z1WFFaYWTMkWv/XsAm9yH8rLer8U5gzE04=" text:style-name="Internet_20_link" text:visited-style-name="Visited_20_Internet_20_Link">https</text:a><text:a xlink:type="simple" xlink:href="https://home.mmorel.eu:40443/zerobin/?34d8aae1bf9d5020#f5ZAggvJ5Z1WFFaYWTMkWv/XsAm9yH8rLer8U5gzE04=" text:style-name="Internet_20_link" text:visited-style-name="Visited_20_Internet_20_Link">://</text:a><text:a xlink:type="simple" xlink:href="https://home.mmorel.eu:40443/zerobin/?34d8aae1bf9d5020#f5ZAggvJ5Z1WFFaYWTMkWv/XsAm9yH8rLer8U5gzE04=" text:style-name="Internet_20_link" text:visited-style-name="Visited_20_Internet_20_Link">home</text:a><text:a xlink:type="simple" xlink:href="https://home.mmorel.eu:40443/zerobin/?34d8aae1bf9d5020#f5ZAggvJ5Z1WFFaYWTMkWv/XsAm9yH8rLer8U5gzE04=" text:style-name="Internet_20_link" text:visited-style-name="Visited_20_Internet_20_Link">.</text:a><text:a xlink:type="simple" xlink:href="https://home.mmorel.eu:40443/zerobin/?34d8aae1bf9d5020#f5ZAggvJ5Z1WFFaYWTMkWv/XsAm9yH8rLer8U5gzE04=" text:style-name="Internet_20_link" text:visited-style-name="Visited_20_Internet_20_Link">mmorel</text:a><text:a xlink:type="simple" xlink:href="https://home.mmorel.eu:40443/zerobin/?34d8aae1bf9d5020#f5ZAggvJ5Z1WFFaYWTMkWv/XsAm9yH8rLer8U5gzE04=" text:style-name="Internet_20_link" text:visited-style-name="Visited_20_Internet_20_Link">.</text:a><text:a xlink:type="simple" xlink:href="https://home.mmorel.eu:40443/zerobin/?34d8aae1bf9d5020#f5ZAggvJ5Z1WFFaYWTMkWv/XsAm9yH8rLer8U5gzE04=" text:style-name="Internet_20_link" text:visited-style-name="Visited_20_Internet_20_Link">eu</text:a><text:a xlink:type="simple" xlink:href="https://home.mmorel.eu:40443/zerobin/?34d8aae1bf9d5020#f5ZAggvJ5Z1WFFaYWTMkWv/XsAm9yH8rLer8U5gzE04=" text:style-name="Internet_20_link" text:visited-style-name="Visited_20_Internet_20_Link">:40443/</text:a><text:a xlink:type="simple" xlink:href="https://home.mmorel.eu:40443/zerobin/?34d8aae1bf9d5020#f5ZAggvJ5Z1WFFaYWTMkWv/XsAm9yH8rLer8U5gzE04=" text:style-name="Internet_20_link" text:visited-style-name="Visited_20_Internet_20_Link">zerobin</text:a><text:a xlink:type="simple" xlink:href="https://home.mmorel.eu:40443/zerobin/?34d8aae1bf9d5020#f5ZAggvJ5Z1WFFaYWTMkWv/XsAm9yH8rLer8U5gzE04=" text:style-name="Internet_20_link" text:visited-style-name="Visited_20_Internet_20_Link">/?34</text:a><text:a xlink:type="simple" xlink:href="https://home.mmorel.eu:40443/zerobin/?34d8aae1bf9d5020#f5ZAggvJ5Z1WFFaYWTMkWv/XsAm9yH8rLer8U5gzE04=" text:style-name="Internet_20_link" text:visited-style-name="Visited_20_Internet_20_Link">d</text:a><text:a xlink:type="simple" xlink:href="https://home.mmorel.eu:40443/zerobin/?34d8aae1bf9d5020#f5ZAggvJ5Z1WFFaYWTMkWv/XsAm9yH8rLer8U5gzE04=" text:style-name="Internet_20_link" text:visited-style-name="Visited_20_Internet_20_Link">8</text:a><text:a xlink:type="simple" xlink:href="https://home.mmorel.eu:40443/zerobin/?34d8aae1bf9d5020#f5ZAggvJ5Z1WFFaYWTMkWv/XsAm9yH8rLer8U5gzE04=" text:style-name="Internet_20_link" text:visited-style-name="Visited_20_Internet_20_Link">aae</text:a><text:a xlink:type="simple" xlink:href="https://home.mmorel.eu:40443/zerobin/?34d8aae1bf9d5020#f5ZAggvJ5Z1WFFaYWTMkWv/XsAm9yH8rLer8U5gzE04=" text:style-name="Internet_20_link" text:visited-style-name="Visited_20_Internet_20_Link">1</text:a><text:a xlink:type="simple" xlink:href="https://home.mmorel.eu:40443/zerobin/?34d8aae1bf9d5020#f5ZAggvJ5Z1WFFaYWTMkWv/XsAm9yH8rLer8U5gzE04=" text:style-name="Internet_20_link" text:visited-style-name="Visited_20_Internet_20_Link">bf</text:a><text:a xlink:type="simple" xlink:href="https://home.mmorel.eu:40443/zerobin/?34d8aae1bf9d5020#f5ZAggvJ5Z1WFFaYWTMkWv/XsAm9yH8rLer8U5gzE04=" text:style-name="Internet_20_link" text:visited-style-name="Visited_20_Internet_20_Link">9</text:a><text:a xlink:type="simple" xlink:href="https://home.mmorel.eu:40443/zerobin/?34d8aae1bf9d5020#f5ZAggvJ5Z1WFFaYWTMkWv/XsAm9yH8rLer8U5gzE04=" text:style-name="Internet_20_link" text:visited-style-name="Visited_20_Internet_20_Link">d</text:a><text:a xlink:type="simple" xlink:href="https://home.mmorel.eu:40443/zerobin/?34d8aae1bf9d5020#f5ZAggvJ5Z1WFFaYWTMkWv/XsAm9yH8rLer8U5gzE04=" text:style-name="Internet_20_link" text:visited-style-name="Visited_20_Internet_20_Link">5020#</text:a><text:a xlink:type="simple" xlink:href="https://home.mmorel.eu:40443/zerobin/?34d8aae1bf9d5020#f5ZAggvJ5Z1WFFaYWTMkWv/XsAm9yH8rLer8U5gzE04=" text:style-name="Internet_20_link" text:visited-style-name="Visited_20_Internet_20_Link">f</text:a><text:a xlink:type="simple" xlink:href="https://home.mmorel.eu:40443/zerobin/?34d8aae1bf9d5020#f5ZAggvJ5Z1WFFaYWTMkWv/XsAm9yH8rLer8U5gzE04=" text:style-name="Internet_20_link" text:visited-style-name="Visited_20_Internet_20_Link">5</text:a><text:a xlink:type="simple" xlink:href="https://home.mmorel.eu:40443/zerobin/?34d8aae1bf9d5020#f5ZAggvJ5Z1WFFaYWTMkWv/XsAm9yH8rLer8U5gzE04=" text:style-name="Internet_20_link" text:visited-style-name="Visited_20_Internet_20_Link">ZAggvJ</text:a><text:a xlink:type="simple" xlink:href="https://home.mmorel.eu:40443/zerobin/?34d8aae1bf9d5020#f5ZAggvJ5Z1WFFaYWTMkWv/XsAm9yH8rLer8U5gzE04=" text:style-name="Internet_20_link" text:visited-style-name="Visited_20_Internet_20_Link">5</text:a><text:a xlink:type="simple" xlink:href="https://home.mmorel.eu:40443/zerobin/?34d8aae1bf9d5020#f5ZAggvJ5Z1WFFaYWTMkWv/XsAm9yH8rLer8U5gzE04=" text:style-name="Internet_20_link" text:visited-style-name="Visited_20_Internet_20_Link">Z</text:a><text:a xlink:type="simple" xlink:href="https://home.mmorel.eu:40443/zerobin/?34d8aae1bf9d5020#f5ZAggvJ5Z1WFFaYWTMkWv/XsAm9yH8rLer8U5gzE04=" text:style-name="Internet_20_link" text:visited-style-name="Visited_20_Internet_20_Link">1</text:a><text:a xlink:type="simple" xlink:href="https://home.mmorel.eu:40443/zerobin/?34d8aae1bf9d5020#f5ZAggvJ5Z1WFFaYWTMkWv/XsAm9yH8rLer8U5gzE04=" text:style-name="Internet_20_link" text:visited-style-name="Visited_20_Internet_20_Link">WFFaYWTMkWv</text:a><text:a xlink:type="simple" xlink:href="https://home.mmorel.eu:40443/zerobin/?34d8aae1bf9d5020#f5ZAggvJ5Z1WFFaYWTMkWv/XsAm9yH8rLer8U5gzE04=" text:style-name="Internet_20_link" text:visited-style-name="Visited_20_Internet_20_Link">/</text:a><text:a xlink:type="simple" xlink:href="https://home.mmorel.eu:40443/zerobin/?34d8aae1bf9d5020#f5ZAggvJ5Z1WFFaYWTMkWv/XsAm9yH8rLer8U5gzE04=" text:style-name="Internet_20_link" text:visited-style-name="Visited_20_Internet_20_Link">XsAm</text:a><text:a xlink:type="simple" xlink:href="https://home.mmorel.eu:40443/zerobin/?34d8aae1bf9d5020#f5ZAggvJ5Z1WFFaYWTMkWv/XsAm9yH8rLer8U5gzE04=" text:style-name="Internet_20_link" text:visited-style-name="Visited_20_Internet_20_Link">9</text:a><text:a xlink:type="simple" xlink:href="https://home.mmorel.eu:40443/zerobin/?34d8aae1bf9d5020#f5ZAggvJ5Z1WFFaYWTMkWv/XsAm9yH8rLer8U5gzE04=" text:style-name="Internet_20_link" text:visited-style-name="Visited_20_Internet_20_Link">yH</text:a><text:a xlink:type="simple" xlink:href="https://home.mmorel.eu:40443/zerobin/?34d8aae1bf9d5020#f5ZAggvJ5Z1WFFaYWTMkWv/XsAm9yH8rLer8U5gzE04=" text:style-name="Internet_20_link" text:visited-style-name="Visited_20_Internet_20_Link">8</text:a><text:a xlink:type="simple" xlink:href="https://home.mmorel.eu:40443/zerobin/?34d8aae1bf9d5020#f5ZAggvJ5Z1WFFaYWTMkWv/XsAm9yH8rLer8U5gzE04=" text:style-name="Internet_20_link" text:visited-style-name="Visited_20_Internet_20_Link">rLer</text:a><text:a xlink:type="simple" xlink:href="https://home.mmorel.eu:40443/zerobin/?34d8aae1bf9d5020#f5ZAggvJ5Z1WFFaYWTMkWv/XsAm9yH8rLer8U5gzE04=" text:style-name="Internet_20_link" text:visited-style-name="Visited_20_Internet_20_Link">8</text:a><text:a xlink:type="simple" xlink:href="https://home.mmorel.eu:40443/zerobin/?34d8aae1bf9d5020#f5ZAggvJ5Z1WFFaYWTMkWv/XsAm9yH8rLer8U5gzE04=" text:style-name="Internet_20_link" text:visited-style-name="Visited_20_Internet_20_Link">U</text:a><text:a xlink:type="simple" xlink:href="https://home.mmorel.eu:40443/zerobin/?34d8aae1bf9d5020#f5ZAggvJ5Z1WFFaYWTMkWv/XsAm9yH8rLer8U5gzE04=" text:style-name="Internet_20_link" text:visited-style-name="Visited_20_Internet_20_Link">5</text:a><text:a xlink:type="simple" xlink:href="https://home.mmorel.eu:40443/zerobin/?34d8aae1bf9d5020#f5ZAggvJ5Z1WFFaYWTMkWv/XsAm9yH8rLer8U5gzE04=" text:style-name="Internet_20_link" text:visited-style-name="Visited_20_Internet_20_Link">gzE</text:a><text:a xlink:type="simple" xlink:href="https://home.mmorel.eu:40443/zerobin/?34d8aae1bf9d5020#f5ZAggvJ5Z1WFFaYWTMkWv/XsAm9yH8rLer8U5gzE04=" text:style-name="Internet_20_link" text:visited-style-name="Visited_20_Internet_20_Link">04=</text:a></text:p>
      <text:p text:style-name="P1">msvc 2010</text:p>
      <text:p text:style-name="P1"><text:soft-page-break/>Si msvc 2012 est installé, il faut installer le sp1 de msvc 2010 (coff link error)</text:p>
      <text:p text:style-name="P1"/>
      <text:p text:style-name="P1">jpeg, tiff, png, libxml2 : utilisation des binaires gnuwin32</text:p>
      <text:p text:style-name="P1"><text:a xlink:type="simple" xlink:href="http://gnuwin32.sourceforge.net/packages.html" text:style-name="Internet_20_link" text:visited-style-name="Visited_20_Internet_20_Link">http</text:a><text:a xlink:type="simple" xlink:href="http://gnuwin32.sourceforge.net/packages.html" text:style-name="Internet_20_link" text:visited-style-name="Visited_20_Internet_20_Link">://</text:a><text:a xlink:type="simple" xlink:href="http://gnuwin32.sourceforge.net/packages.html" text:style-name="Internet_20_link" text:visited-style-name="Visited_20_Internet_20_Link">gnuwin</text:a><text:a xlink:type="simple" xlink:href="http://gnuwin32.sourceforge.net/packages.html" text:style-name="Internet_20_link" text:visited-style-name="Visited_20_Internet_20_Link">32.</text:a><text:a xlink:type="simple" xlink:href="http://gnuwin32.sourceforge.net/packages.html" text:style-name="Internet_20_link" text:visited-style-name="Visited_20_Internet_20_Link">sourceforge</text:a><text:a xlink:type="simple" xlink:href="http://gnuwin32.sourceforge.net/packages.html" text:style-name="Internet_20_link" text:visited-style-name="Visited_20_Internet_20_Link">.</text:a><text:a xlink:type="simple" xlink:href="http://gnuwin32.sourceforge.net/packages.html" text:style-name="Internet_20_link" text:visited-style-name="Visited_20_Internet_20_Link">net</text:a><text:a xlink:type="simple" xlink:href="http://gnuwin32.sourceforge.net/packages.html" text:style-name="Internet_20_link" text:visited-style-name="Visited_20_Internet_20_Link">/</text:a><text:a xlink:type="simple" xlink:href="http://gnuwin32.sourceforge.net/packages.html" text:style-name="Internet_20_link" text:visited-style-name="Visited_20_Internet_20_Link">packages</text:a><text:a xlink:type="simple" xlink:href="http://gnuwin32.sourceforge.net/packages.html" text:style-name="Internet_20_link" text:visited-style-name="Visited_20_Internet_20_Link">.</text:a><text:a xlink:type="simple" xlink:href="http://gnuwin32.sourceforge.net/packages.html" text:style-name="Internet_20_link" text:visited-style-name="Visited_20_Internet_20_Link">html</text:a></text:p>
      <text:p text:style-name="P6"/>
      <text:p text:style-name="P1">ecw sdk v5 msvc2010</text:p>
      <text:p text:style-name="P1"/>
      <text:p text:style-name="P1">osg : cmake</text:p>
      <text:p text:style-name="P1">ajouter les libs jpeg, png, tiff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MacOSX_X86_64 LibreOffice_project/490fc03b25318460cfc54456516ea2519c11d1aa</meta:generator>
    <dc:title/>
    <meta:initial-creator/>
    <meta:editing-cycles>7</meta:editing-cycles>
    <dc:date>2016-06-23T11:58:07.245149000</dc:date>
    <meta:editing-duration>PT4H4M46S</meta:editing-duration>
    <meta:document-statistic meta:table-count="0" meta:image-count="0" meta:object-count="0" meta:page-count="5" meta:paragraph-count="137" meta:word-count="756" meta:character-count="5637" meta:non-whitespace-character-count="4626"/>
  </office:meta>
</office:document-meta>
</file>